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c91c8" officeooo:paragraph-rsid="000c91c8" style:font-size-asian="16pt" style:font-size-complex="18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获得servletContext对象</text:p>
      <text:p text:style-name="P1"><text:tab/><text:tab/>ServletContext sc=config.getServletContext();</text:p>
      <text:p text:style-name="P1"><text:tab/><text:tab/>//获得工程目录下webroot下文件的绝对路径</text:p>
      <text:p text:style-name="P1"><text:tab/><text:tab/>//getRealPath的参数内容不会被校验，只有真正要用的时候才知道路径对不对</text:p>
      <text:p text:style-name="P1"><text:tab/><text:tab/></text:p>
      <text:p text:style-name="P1"><text:tab/><text:tab/>String path=sc.getRealPath("test.properties");</text:p>
      <text:p text:style-name="P1"><text:tab/><text:tab/>String path1=sc.getRealPath("/upload");</text:p>
      <text:p text:style-name="P1"><text:tab/><text:tab/>System.out.println(path);</text:p>
      <text:p text:style-name="P1"><text:tab/><text:tab/>//获得工程目录webroot下文件的流，第一个/代表项目的根目录</text:p>
      <text:p text:style-name="P1"><text:tab/><text:tab/>InputStream in=sc.getResourceAsStream("/WEB-INF/test.properties");</text:p>
      <text:p text:style-name="P1"><text:tab/><text:tab/>Properties pro=new Properties();</text:p>
      <text:p text:style-name="P1"><text:tab/><text:tab/>try {</text:p>
      <text:p text:style-name="P1"><text:tab/><text:tab/><text:tab/>pro.load(in);</text:p>
      <text:p text:style-name="P1"><text:tab/><text:tab/><text:tab/>System.out.println(pro.get("keyss"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5.3.0.3$Windows_X86_64 LibreOffice_project/7074905676c47b82bbcfbea1aeefc84afe1c50e1</meta:generator>
    <dc:date>2018-03-11T16:48:45.043000000</dc:date>
    <meta:document-statistic meta:table-count="0" meta:image-count="0" meta:object-count="0" meta:page-count="1" meta:paragraph-count="14" meta:word-count="94" meta:character-count="454" meta:non-whitespace-character-count="419"/>
    <meta:user-defined meta:name="Info 1"/>
    <meta:user-defined meta:name="Info 2"/>
    <meta:user-defined meta:name="Info 3"/>
    <meta:user-defined meta:name="Info 4"/>
  </office:meta>
</office:document-meta>
</file>